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loext:graphic-properties draw:fill-gradient-name="gradient" draw:fill-hatch-name="hatch"/>
      <style:paragraph-properties fo:line-height="150%"/>
    </style:style>
    <style:style style:name="P2" style:family="paragraph" style:parent-style-name="Text_20_body">
      <loext:graphic-properties draw:fill-gradient-name="gradient" draw:fill-hatch-name="hatch"/>
      <style:paragraph-properties fo:line-height="150%"/>
    </style:style>
    <style:style style:name="P3" style:family="paragraph" style:parent-style-name="Text_20_body" style:list-style-name="L15">
      <loext:graphic-properties draw:fill-gradient-name="gradient" draw:fill-hatch-name="hatch"/>
      <style:paragraph-properties fo:line-height="150%"/>
    </style:style>
    <style:style style:name="P4" style:family="paragraph" style:parent-style-name="Text_20_body" style:list-style-name="L16">
      <loext:graphic-properties draw:fill-gradient-name="gradient" draw:fill-hatch-name="hatch"/>
      <style:paragraph-properties fo:margin-top="0mm" fo:margin-bottom="0mm" style:contextual-spacing="false" fo:line-height="150%"/>
    </style:style>
    <style:style style:name="P5" style:family="paragraph" style:parent-style-name="Text_20_body" style:list-style-name="L16">
      <loext:graphic-properties draw:fill-gradient-name="gradient" draw:fill-hatch-name="hatch"/>
      <style:paragraph-properties fo:line-height="150%"/>
    </style:style>
    <style:style style:name="P6" style:family="paragraph" style:parent-style-name="Text_20_body" style:list-style-name="L17">
      <loext:graphic-properties draw:fill-gradient-name="gradient" draw:fill-hatch-name="hatch"/>
      <style:paragraph-properties fo:margin-top="0mm" fo:margin-bottom="0mm" style:contextual-spacing="false" fo:line-height="150%"/>
    </style:style>
    <style:style style:name="P7" style:family="paragraph" style:parent-style-name="Text_20_body" style:list-style-name="L17">
      <loext:graphic-properties draw:fill-gradient-name="gradient" draw:fill-hatch-name="hatch"/>
      <style:paragraph-properties fo:line-height="150%"/>
    </style:style>
    <style:style style:name="P8" style:family="paragraph" style:parent-style-name="Text_20_body" style:list-style-name="L18">
      <loext:graphic-properties draw:fill-gradient-name="gradient" draw:fill-hatch-name="hatch"/>
      <style:paragraph-properties fo:margin-top="0mm" fo:margin-bottom="0mm" style:contextual-spacing="false" fo:line-height="150%"/>
    </style:style>
    <style:style style:name="P9" style:family="paragraph" style:parent-style-name="Text_20_body" style:list-style-name="L18">
      <loext:graphic-properties draw:fill-gradient-name="gradient" draw:fill-hatch-name="hatch"/>
      <style:paragraph-properties fo:line-height="150%"/>
    </style:style>
    <style:style style:name="P10" style:family="paragraph" style:parent-style-name="Text_20_body" style:list-style-name="L19">
      <loext:graphic-properties draw:fill-gradient-name="gradient" draw:fill-hatch-name="hatch"/>
      <style:paragraph-properties fo:margin-top="0mm" fo:margin-bottom="0mm" style:contextual-spacing="false" fo:line-height="150%"/>
    </style:style>
    <style:style style:name="P11" style:family="paragraph" style:parent-style-name="Text_20_body" style:list-style-name="L19">
      <loext:graphic-properties draw:fill-gradient-name="gradient" draw:fill-hatch-name="hatch"/>
      <style:paragraph-properties fo:line-height="150%"/>
    </style:style>
    <style:style style:name="P12" style:family="paragraph" style:parent-style-name="Text_20_body" style:list-style-name="L20">
      <loext:graphic-properties draw:fill-gradient-name="gradient" draw:fill-hatch-name="hatch"/>
      <style:paragraph-properties fo:margin-top="0mm" fo:margin-bottom="0mm" style:contextual-spacing="false" fo:line-height="150%"/>
    </style:style>
    <style:style style:name="P13" style:family="paragraph" style:parent-style-name="Text_20_body" style:list-style-name="L20">
      <loext:graphic-properties draw:fill-gradient-name="gradient" draw:fill-hatch-name="hatch"/>
      <style:paragraph-properties fo:line-height="150%"/>
    </style:style>
    <style:style style:name="P14" style:family="paragraph" style:parent-style-name="Text_20_body" style:list-style-name="L21">
      <loext:graphic-properties draw:fill-gradient-name="gradient" draw:fill-hatch-name="hatch"/>
      <style:paragraph-properties fo:margin-top="0mm" fo:margin-bottom="0mm" style:contextual-spacing="false" fo:line-height="150%"/>
    </style:style>
    <style:style style:name="P15" style:family="paragraph" style:parent-style-name="Text_20_body" style:list-style-name="L21">
      <loext:graphic-properties draw:fill-gradient-name="gradient" draw:fill-hatch-name="hatch"/>
      <style:paragraph-properties fo:line-height="150%"/>
    </style:style>
    <style:style style:name="P16" style:family="paragraph" style:parent-style-name="Text_20_body" style:list-style-name="L22">
      <loext:graphic-properties draw:fill-gradient-name="gradient" draw:fill-hatch-name="hatch"/>
      <style:paragraph-properties fo:line-height="150%"/>
    </style:style>
    <text:list-style style:name="L1">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5">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7">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9">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1">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3">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Objective:</text:span> The goal of this activity is to analyze the key themes, concepts, and ideas presented in Hillary Rodham Clinton's "Address to the United Nations 4th World Congress on Women" and create an interactive presentation that effectively conveys these elements to the class.</text:p>
      <text:p text:style-name="P2"/>
      <text:p text:style-name="P2"><text:span text:style-name="Strong_20_Emphasis">Instructions:</text:span></text:p>
      <text:p text:style-name="P2"/>
      <text:list xml:id="list537508746" text:style-name="L15">
        <text:list-item>
          <text:p text:style-name="P3"><text:span text:style-name="Strong_20_Emphasis">Read the Speech:</text:span></text:p>
        </text:list-item>
      </text:list>
      <text:list xml:id="list1067153524" text:style-name="L16">
        <text:list-item>
          <text:list>
            <text:list-item>
              <text:p text:style-name="P4">Visit <text:a xlink:type="simple" xlink:href="https://www.americanrhetoric.com/" office:target-frame-name="_blank" xlink:show="new" text:style-name="Internet_20_link" text:visited-style-name="Visited_20_Internet_20_Link">AmericanRhetoric.com</text:a> and read the transcription of Hillary Rodham Clinton's speech delivered at the United Nations 4th World Congress on Women in Beijing, China, on 5th September 1995.</text:p>
            </text:list-item>
            <text:list-item>
              <text:p text:style-name="P5">Focus on understanding the main themes, key concepts, and ideas presented in the speech. Pay particular attention to Clinton's messages on women's rights, empowerment, and global equality.</text:p>
            </text:list-item>
          </text:list>
        </text:list-item>
      </text:list>
      <text:list xml:id="list223030409185986" text:continue-list="list537508746" text:style-name="L15">
        <text:list-item>
          <text:p text:style-name="P3"><text:span text:style-name="Strong_20_Emphasis">Identify Key Themes/Concepts:</text:span></text:p>
        </text:list-item>
      </text:list>
      <text:list xml:id="list667231597" text:style-name="L17">
        <text:list-item>
          <text:list>
            <text:list-item>
              <text:p text:style-name="P6">Identify at least three major themes or ideas in the speech. Examples might include gender equality, human rights, women's empowerment, or the role of government and society in supporting women.</text:p>
            </text:list-item>
            <text:list-item>
              <text:p text:style-name="P7">Think critically about how these themes are conveyed through Clinton's words and examples.</text:p>
            </text:list-item>
          </text:list>
        </text:list-item>
      </text:list>
      <text:list xml:id="list223030054336810" text:continue-list="list223030409185986" text:style-name="L15">
        <text:list-item>
          <text:p text:style-name="P3"><text:span text:style-name="Strong_20_Emphasis">Create an Interactive Presentation:</text:span></text:p>
        </text:list-item>
      </text:list>
      <text:list text:style-name="L18">
        <text:list-item>
          <text:list>
            <text:list-item>
              <text:p text:style-name="P8">Using presentation software (e.g., PowerPoint, Prezi, Google Slides), create an interactive presentation that communicates the key themes, concepts, and ideas of the speech.</text:p>
            </text:list-item>
            <text:list-item>
              <text:p text:style-name="P8">Include multimedia elements (e.g., images, videos, audio clips) to enhance engagement and understanding. You may use clips from the speech, related images, or short videos that connect to the themes.</text:p>
            </text:list-item>
            <text:list-item>
              <text:p text:style-name="P9">You are advised to use <text:a xlink:type="simple" xlink:href="https://lumi.education/en/" office:target-frame-name="_blank" xlink:show="new" text:style-name="Internet_20_link" text:visited-style-name="Visited_20_Internet_20_Link">Create H5P and host your content on Lumi - Lumi Education</text:a></text:p>
            </text:list-item>
          </text:list>
        </text:list-item>
      </text:list>
      <text:p text:style-name="P2"/>
      <text:p text:style-name="P2"/>
      <text:p text:style-name="P2"/>
      <text:list xml:id="list223030051527541" text:continue-list="list223030054336810" text:style-name="L15">
        <text:list-item>
          <text:p text:style-name="P3"><text:soft-page-break/><text:span text:style-name="Strong_20_Emphasis">Interactive Elements:</text:span></text:p>
        </text:list-item>
      </text:list>
      <text:list xml:id="list2799263106" text:style-name="L19">
        <text:list-item>
          <text:list>
            <text:list-item>
              <text:p text:style-name="P10">Include at least two interactive components in your presentation. This could be a quiz, a poll, or a clickable element that reveals more information. Ensure that these elements encourage participation from your audience.</text:p>
            </text:list-item>
            <text:list-item>
              <text:p text:style-name="P11">For example, you could create a quiz asking your audience to identify key quotes or ideas from the speech or a poll on current issues related to gender equality.</text:p>
            </text:list-item>
          </text:list>
        </text:list-item>
      </text:list>
      <text:list xml:id="list223030083318457" text:continue-list="list223030051527541" text:style-name="L15">
        <text:list-item>
          <text:p text:style-name="P3"><text:span text:style-name="Strong_20_Emphasis">Presentation Structure:</text:span></text:p>
        </text:list-item>
      </text:list>
      <text:list xml:id="list4200407087" text:style-name="L20">
        <text:list-item>
          <text:list>
            <text:list-item>
              <text:p text:style-name="P12">Introduce the speech and its context. Briefly explain the significance of the event and Hillary Rodham Clinton's role.</text:p>
            </text:list-item>
            <text:list-item>
              <text:p text:style-name="P12">Present each of the key themes/concepts you've identified. Include quotes, examples, and explanations of how these themes are communicated in the speech.</text:p>
            </text:list-item>
            <text:list-item>
              <text:p text:style-name="P12"><text:span text:style-name="Strong_20_Emphasis">Interactive Section (2 slides):</text:span> Engage your audience with interactive content that reinforces the main ideas of the speech.</text:p>
            </text:list-item>
            <text:list-item>
              <text:p text:style-name="P13">Summarize the key takeaways from the speech and reflect on its relevance today.</text:p>
            </text:list-item>
          </text:list>
        </text:list-item>
      </text:list>
      <text:list xml:id="list223029808379450" text:continue-list="list223030083318457" text:style-name="L15">
        <text:list-item>
          <text:p text:style-name="P3"><text:span text:style-name="Strong_20_Emphasis">Presentation Delivery:</text:span></text:p>
        </text:list-item>
      </text:list>
      <text:list xml:id="list2724771839" text:style-name="L21">
        <text:list-item>
          <text:list>
            <text:list-item>
              <text:p text:style-name="P14">You will have 10 minutes to present your interactive presentation to the class.</text:p>
            </text:list-item>
            <text:list-item>
              <text:p text:style-name="P15">Ensure your delivery is clear, concise, and engaging. Practice explaining the key themes and managing the interactive elements smoothly.</text:p>
            </text:list-item>
          </text:list>
        </text:list-item>
      </text:list>
      <text:list xml:id="list223029769672342" text:continue-list="list223029808379450" text:style-name="L15">
        <text:list-item>
          <text:p text:style-name="P3"><text:span text:style-name="Strong_20_Emphasis">Submission:</text:span></text:p>
        </text:list-item>
      </text:list>
      <text:list text:style-name="L22">
        <text:list-item>
          <text:list>
            <text:list-item>
              <text:p text:style-name="P16">Submit your presentation file before the class. Ensure all multimedia elements work correctly and test your interactive features in advance.</text:p>
            </text:list-item>
          </text:list>
          <text:p text:style-name="P16"/>
        </text:list-item>
      </text:list>
      <text:p text:style-name="P2">Good luck!</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3T21:51:44.470339007</meta:creation-date>
    <dc:date>2024-09-13T22:30:28.890233471</dc:date>
    <meta:editing-duration>PT38M44S</meta:editing-duration>
    <meta:editing-cycles>2</meta:editing-cycles>
    <meta:generator>LibreOffice/7.4.7.2$Linux_X86_64 LibreOffice_project/40$Build-2</meta:generator>
    <meta:print-date>2024-09-13T21:59:28.740669279</meta:print-date>
    <meta:document-statistic meta:table-count="0" meta:image-count="0" meta:object-count="0" meta:page-count="2" meta:paragraph-count="27" meta:word-count="439" meta:character-count="2811" meta:non-whitespace-character-count="2422"/>
  </office:meta>
</office:document-meta>
</file>